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color="#666666" draw:fill="solid" draw:fill-color="#729fcf" draw:opacity="0%" draw:textarea-horizontal-align="justify" draw:textarea-vertical-align="middle" draw:auto-grow-height="false" fo:min-height="2.608cm" fo:min-width="8.39cm" draw:shadow-opacity="0%" loext:decorative="false"/>
    </style:style>
    <style:style style:name="gr2" style:family="graphic" style:parent-style-name="standard">
      <style:graphic-properties draw:stroke="solid" svg:stroke-color="#9acd32" draw:fill="none" fo:min-height="0.068cm" loext:decorative="false"/>
      <style:paragraph-properties style:writing-mode="lr-tb"/>
    </style:style>
    <style:style style:name="gr3" style:family="graphic" style:parent-style-name="standard">
      <style:graphic-properties draw:stroke="solid" svg:stroke-color="#9acd32" draw:fill="none" fo:min-height="0.385cm" loext:decorative="false"/>
      <style:paragraph-properties style:writing-mode="lr-tb"/>
    </style:style>
    <style:style style:name="gr4" style:family="graphic" style:parent-style-name="objectwithoutfill">
      <style:graphic-properties svg:stroke-color="#9acd32" draw:marker-start="" draw:marker-start-width="0.3cm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draw:fill="none" fo:min-height="0.929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draw:stroke="dash" draw:stroke-dash="Dot" svg:stroke-color="#666666" draw:fill="solid" draw:fill-color="#729fcf" draw:opacity="0%" draw:textarea-horizontal-align="justify" draw:textarea-vertical-align="middle" draw:auto-grow-height="false" fo:min-height="4.512cm" fo:min-width="12.835cm" draw:shadow-opacity="0%" loext:decorative="false"/>
    </style:style>
    <style:style style:name="gr8" style:family="graphic" style:parent-style-name="standard">
      <style:graphic-properties draw:stroke="dash" draw:stroke-dash="Dot" svg:stroke-color="#666666" draw:fill="solid" draw:fill-color="#729fcf" draw:opacity="0%" draw:textarea-horizontal-align="justify" draw:textarea-vertical-align="middle" draw:auto-grow-height="false" fo:min-height="1.655cm" fo:min-width="5.533cm" draw:shadow-opacity="0%" loext:decorative="false"/>
    </style:style>
    <style:style style:name="gr9" style:family="graphic" style:parent-style-name="standard">
      <style:graphic-properties draw:stroke="solid" svg:stroke-color="#000000" draw:fill="solid" draw:fill-color="#b4c7dc" fo:min-height="0.949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47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cm" loext:decorative="false"/>
      <style:paragraph-properties style:writing-mode="lr-tb"/>
    </style:style>
    <style:style style:name="gr12" style:family="graphic" style:parent-style-name="standard">
      <style:graphic-properties draw:stroke="solid" svg:stroke-color="#9acd32" draw:fill="none" fo:min-height="0.94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fill="solid" draw:fill-color="#b4c7dc" fo:min-height="0.39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color="#000000" draw:fill="solid" draw:fill-color="#b4c7dc" fo:min-height="0.395cm" loext:decorative="false"/>
      <style:paragraph-properties style:writing-mode="lr-tb"/>
    </style:style>
    <style:style style:name="gr15" style:family="graphic" style:parent-style-name="standard">
      <style:graphic-properties draw:stroke="solid" svg:stroke-color="#9acd32" draw:fill="none" fo:min-height="0.475cm" loext:decorative="false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margin-top="0.42cm" fo:margin-bottom="0.35cm"/>
      <style:text-properties fo:font-size="12pt"/>
    </style:style>
    <style:style style:name="P3" style:family="paragraph">
      <loext:graphic-properties draw:fill="none"/>
      <style:paragraph-properties fo:margin-top="0.42cm" fo:margin-bottom="0.35cm"/>
      <style:text-properties fo:font-size="12pt" style:font-size-asian="16pt" style:font-size-complex="16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text-properties fo:font-size="12pt"/>
    </style:style>
    <style:style style:name="P8" style:family="paragraph">
      <loext:graphic-properties draw:fill="solid" draw:fill-color="#b4c7dc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10" style:family="paragraph">
      <loext:graphic-properties draw:fill="solid" draw:fill-color="#b4c7dc"/>
      <style:paragraph-properties fo:margin-left="0cm" fo:margin-right="0cm" fo:margin-top="0cm" fo:margin-bottom="0cm" fo:line-height="100%" fo:text-indent="0cm"/>
      <style:text-properties fo:font-size="12pt"/>
    </style:style>
    <style:style style:name="T1" style:family="text">
      <style:text-properties style:font-size-asian="16pt" style:font-size-complex="16pt"/>
    </style:style>
    <style:style style:name="T2" style:family="text">
      <style:text-properties fo:font-size="12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6pt" style:font-size-complex="16pt"/>
    </style:style>
    <style:style style:name="T6" style:family="text">
      <style:text-properties fo:font-size="10pt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.858cm" svg:x="17.192cm" svg:y="10.5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52cm" svg:height="0.725cm" svg:x="9.572cm" svg:y="3.54cm">
          <draw:text-box>
            <text:p text:style-name="P2"><text:span text:style-name="T1">HTTP GET</text:span></text:p>
          </draw:text-box>
        </draw:frame>
        <draw:frame draw:style-name="gr3" draw:text-style-name="P3" draw:layer="layout" svg:width="3.175cm" svg:height="0.725cm" svg:x="22.59cm" svg:y="7.985cm">
          <draw:text-box>
            <text:p text:style-name="P4"><text:span text:style-name="T2">HTTP POST</text:span></text:p>
          </draw:text-box>
        </draw:frame>
        <draw:line draw:style-name="gr4" draw:text-style-name="P5" draw:layer="layout" svg:x1="7.35cm" svg:y1="3.948cm" svg:x2="9.572cm" svg:y2="3.948cm">
          <text:p/>
        </draw:line>
        <draw:frame draw:style-name="gr5" draw:text-style-name="P6" draw:layer="layout" svg:width="6.35cm" svg:height="1.179cm" svg:x="17.192cm" svg:y="10.616cm">
          <draw:text-box>
            <text:p><text:span text:style-name="T3">GraphDB (</text:span><text:span text:style-name="T2">localhost:7200</text:span><text:span text:style-name="T4">)</text:span></text:p>
          </draw:text-box>
        </draw:frame>
        <draw:frame draw:style-name="gr6" draw:text-style-name="P6" draw:layer="layout" svg:width="5.715cm" svg:height="0.879cm" svg:x="15.287cm" svg:y="1.708cm">
          <draw:text-box>
            <text:p><text:span text:style-name="T3">Trifid (</text:span><text:span text:style-name="T5">34.175.210.21:8080</text:span><text:span text:style-name="T4">)</text:span></text:p>
          </draw:text-box>
        </draw:frame>
        <draw:frame draw:style-name="gr6" draw:text-style-name="P6" draw:layer="layout" svg:width="2.005cm" svg:height="0.879cm" svg:x="1.317cm" svg:y="3.704cm">
          <draw:text-box>
            <text:p><text:span text:style-name="T4">Client</text:span></text:p>
          </draw:text-box>
        </draw:frame>
        <draw:custom-shape draw:style-name="gr7" draw:text-style-name="P1" draw:layer="layout" svg:width="13.335cm" svg:height="4.762cm" svg:x="15.287cm" svg:y="1.6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033cm" svg:height="1.905cm" svg:x="1.317cm" svg:y="3.63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2.7cm" svg:height="1.199cm" svg:x="15.605cm" svg:y="2.976cm">
          <draw:text-box>
            <text:p text:style-name="P7">--sparql-endpoint-url=http://<text:span text:style-name="T6">localhost</text:span>:7200/repositories/linked-data </text:p>
            <text:p text:style-name="P7">--dataset-base-url=http://fair/data/</text:p>
          </draw:text-box>
        </draw:frame>
        <draw:frame draw:style-name="gr10" draw:text-style-name="P6" draw:layer="layout" svg:width="6.35cm" svg:height="0.725cm" svg:x="21.955cm" svg:y="5.127cm">
          <draw:text-box>
            <text:p><text:span text:style-name="T7">SPARQL (http://fair/data/amy)</text:span></text:p>
          </draw:text-box>
        </draw:frame>
        <draw:line draw:style-name="gr4" draw:text-style-name="P5" draw:layer="layout" svg:x1="12.43cm" svg:y1="3.857cm" svg:x2="15.287cm" svg:y2="3.857cm">
          <text:p/>
        </draw:line>
        <draw:frame draw:style-name="gr11" draw:text-style-name="P6" draw:layer="layout" svg:width="6.35cm" svg:height="0.725cm" svg:x="15.605cm" svg:y="5.127cm">
          <draw:text-box>
            <text:p><text:span text:style-name="T7">RDF </text:span><text:span text:style-name="T7">(http:/</text:span><text:span text:style-name="T7">/fair/d</text:span><text:span text:style-name="T7">ata/a</text:span><text:span text:style-name="T7">my)</text:span></text:p>
          </draw:text-box>
        </draw:frame>
        <draw:frame draw:style-name="gr12" draw:text-style-name="P3" draw:layer="layout" svg:width="3.175cm" svg:height="1.199cm" svg:x="9.572cm" svg:y="4.81cm">
          <draw:text-box>
            <text:p text:style-name="P2"><text:span text:style-name="T1">Amy (HTML, JSON-LD, ...)</text:span></text:p>
          </draw:text-box>
        </draw:frame>
        <draw:line draw:style-name="gr4" draw:text-style-name="P5" draw:layer="layout" svg:x1="15.605cm" svg:y1="5.445cm" svg:x2="12.747cm" svg:y2="5.445cm">
          <text:p/>
        </draw:line>
        <draw:line draw:style-name="gr4" draw:text-style-name="P5" draw:layer="layout" svg:x1="9.572cm" svg:y1="5.218cm" svg:x2="7.35cm" svg:y2="5.218cm">
          <text:p/>
        </draw:line>
        <draw:frame draw:style-name="gr13" draw:text-style-name="P10" draw:layer="layout" svg:width="5.398cm" svg:height="0.645cm" svg:x="1.634cm" svg:y="4.573cm">
          <draw:text-box>
            <text:p text:style-name="P9"><text:span text:style-name="T6">http://34.175.210.21:8080/amy</text:span></text:p>
          </draw:text-box>
        </draw:frame>
        <draw:frame draw:style-name="gr14" draw:text-style-name="P10" draw:layer="layout" svg:width="5.398cm" svg:height="0.725cm" svg:x="18.779cm" svg:y="12.023cm">
          <draw:text-box>
            <text:p text:style-name="P9"><text:span text:style-name="T7">RDF (http://fair/data/amy)</text:span></text:p>
          </draw:text-box>
        </draw:frame>
        <draw:frame draw:style-name="gr15" draw:text-style-name="P3" draw:layer="layout" svg:width="2.858cm" svg:height="0.725cm" svg:x="17.192cm" svg:y="7.985cm">
          <draw:text-box>
            <text:p text:style-name="P2"><text:span text:style-name="T1">Amy (RDF)</text:span></text:p>
          </draw:text-box>
        </draw:frame>
        <draw:line draw:style-name="gr4" draw:text-style-name="P5" draw:layer="layout" svg:x1="23.86cm" svg:y1="5.762cm" svg:x2="23.86cm" svg:y2="7.985cm">
          <text:p/>
        </draw:line>
        <draw:line draw:style-name="gr4" draw:text-style-name="P5" draw:layer="layout" svg:x1="23.86cm" svg:y1="4.492cm" svg:x2="23.86cm" svg:y2="5.127cm">
          <text:p/>
        </draw:line>
        <draw:line draw:style-name="gr4" draw:text-style-name="P5" draw:layer="layout" svg:x1="23.86cm" svg:y1="8.937cm" svg:x2="23.86cm" svg:y2="10.525cm">
          <text:p/>
        </draw:line>
        <draw:line draw:style-name="gr4" draw:text-style-name="P5" draw:layer="layout" svg:x1="18.462cm" svg:y1="10.525cm" svg:x2="18.462cm" svg:y2="8.937cm">
          <text:p/>
        </draw:line>
        <draw:line draw:style-name="gr4" draw:text-style-name="P5" draw:layer="layout" svg:x1="18.462cm" svg:y1="7.985cm" svg:x2="18.462cm" svg:y2="5.76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4:55:05.802722055</meta:creation-date>
    <dc:date>2026-01-28T16:17:39.949707487</dc:date>
    <meta:editing-duration>PT1H7M37S</meta:editing-duration>
    <meta:editing-cycles>22</meta:editing-cycles>
    <meta:generator>LibreOffice/24.2.7.2$Linux_X86_64 LibreOffice_project/420$Build-2</meta:generator>
    <meta:document-statistic meta:object-count="24"/>
  </office:meta>
</office:document-meta>
</file>